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weight="bold" officeooo:rsid="000e35f0" officeooo:paragraph-rsid="000e35f0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weight="bold" officeooo:rsid="000fdf61" officeooo:paragraph-rsid="000fdf61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weight="bold" officeooo:rsid="000fdf61" officeooo:paragraph-rsid="000fdf61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weight="bold" officeooo:rsid="0010d028" officeooo:paragraph-rsid="0010d028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weight="bold" officeooo:rsid="0010d028" officeooo:paragraph-rsid="0010d02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9ade" style:font-weight-asian="normal" style:font-weight-complex="normal"/>
    </style:style>
    <style:style style:name="T3" style:family="text">
      <style:text-properties fo:font-size="12pt" fo:font-weight="normal" officeooo:rsid="000e9ade" style:font-size-asian="12pt" style:font-weight-asian="normal" style:font-size-complex="12pt" style:font-weight-complex="normal"/>
    </style:style>
    <style:style style:name="T4" style:family="text">
      <style:text-properties fo:font-size="12pt" fo:font-style="normal" fo:font-weight="normal" officeooo:rsid="000e9ade" style:font-size-asian="12pt" style:font-style-asian="normal" style:font-weight-asian="normal" style:font-size-complex="12pt" style:font-weight-complex="normal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0% 100%"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gna<text:span text:style-name="T1">: Recalcular y graficar la DEP para</text:span><text:span text:style-name="T1"><draw:frame draw:style-name="fr1" draw:name="Objeto5" text:anchor-type="as-char" svg:y="-0.437cm" svg:width="3.489cm" svg:height="0.591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3">con </text:span><text:span text:style-name="T4">α = 1.1.</text:span></text:p>
      <text:p text:style-name="P1"><text:span text:style-name="T4"/></text:p>
      <text:p text:style-name="P1">Consigna<text:span text:style-name="T1">: Calcular y graficar Peb vs Eb/N0 para el caso de BPSK.</text:span></text:p>
      <text:p text:style-name="P2"><text:span text:style-name="T1"><draw:frame draw:style-name="fr2" draw:name="Objeto1" text:anchor-type="as-char" svg:y="-0.683cm" svg:width="2.893cm" svg:height="1.12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con </text:span><text:span text:style-name="T1"><draw:frame draw:style-name="fr2" draw:name="Objeto2" text:anchor-type="as-char" svg:y="-0.386cm" svg:width="4.891cm" svg:height="0.5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span text:style-name="T1">Dado que se tiene señalización bipolar: </text:span><text:span text:style-name="T1"><draw:frame draw:style-name="fr2" draw:name="Objeto3" text:anchor-type="as-char" svg:y="-0.377cm" svg:width="2.194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"><text:span text:style-name="T1"><draw:frame draw:style-name="fr2" draw:name="Objeto4" text:anchor-type="as-char" svg:y="-0.589cm" svg:width="13.547cm" svg:height="0.893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span></text:p>
      <text:p text:style-name="P4"><text:span text:style-name="T1">Reemplazando en la fórmula de E</text:span><text:span text:style-name="T5">Sd</text:span><text:span text:style-name="T6">: </text:span><text:span text:style-name="T6"><draw:frame draw:style-name="fr2" draw:name="Objeto6" text:anchor-type="as-char" svg:y="-0.386cm" svg:width="5.004cm" svg:height="0.5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5"><text:span text:style-name="T6"><draw:frame draw:style-name="fr2" draw:name="Objeto7" text:anchor-type="as-char" svg:y="-0.683cm" svg:width="4.911cm" svg:height="1.12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p>
      <text:p text:style-name="P1"/>
      <text:p text:style-name="P1">Consigna<text:span text:style-name="T1">: Se modifica el BW al modificar la secuencia de amplitudes?</text:span></text:p>
      <text:p text:style-name="P1"/>
      <text:p text:style-name="P1">Consigna<text:span text:style-name="T1">: Calcular y graficar Peb vs Eb/N0 para el caso de las amplitudes modificadas. Cuanto es la degradación de Peb de el receptor óptimo de este sistema respecto a BPSK?</text:span></text:p>
      <text:p text:style-name="P1"/>
      <text:p text:style-name="P1">Consigna<text:span text:style-name="T1">: Que diferencia se encuentra entre ambas señalizaciones? V</text:span><text:span text:style-name="T2">entajas / desventajas de cada una</text:span><text:span text:style-name="T1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20:43:55.359000000</meta:creation-date>
    <dc:date>2021-09-29T21:36:14.511000000</dc:date>
    <meta:editing-duration>PT38M27S</meta:editing-duration>
    <meta:editing-cycles>4</meta:editing-cycles>
    <meta:generator>LibreOffice/6.1.3.2$Windows_X86_64 LibreOffice_project/86daf60bf00efa86ad547e59e09d6bb77c699acb</meta:generator>
    <meta:document-statistic meta:table-count="0" meta:image-count="0" meta:object-count="7" meta:page-count="1" meta:paragraph-count="10" meta:word-count="90" meta:character-count="540" meta:non-whitespace-character-count="455"/>
  </office:meta>
</office:document-meta>
</file>

<file path=Object 1/content.xml><?xml version="1.0" encoding="utf-8"?>
<math xmlns="http://www.w3.org/1998/Math/MathML" display="block">
  <semantics>
    <mrow>
      <msub>
        <mi>A</mi>
        <mi>n</mi>
      </msub>
      <mi>∈</mi>
      <mrow>
        <mo fence="true" stretchy="false">{</mo>
        <mrow>
          <mrow>
            <mi>A</mi>
            <msup>
              <mi>e</mi>
              <mi mathvariant="italic">jα</mi>
            </msup>
            <mi>,</mi>
            <mi>A</mi>
            <msup>
              <mi>e</mi>
              <mrow>
                <mo stretchy="false">−</mo>
                <mi mathvariant="italic">jα</mi>
              </mrow>
            </msup>
          </mrow>
        </mrow>
        <mo fence="true" stretchy="false">}</mo>
      </mrow>
    </mrow>
    <annotation encoding="StarMath 5.0">A_n ∈ lbrace {A e^jα,A e^-jα} rbrace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Eb</mi>
        </msub>
        <mo stretchy="false">=</mo>
        <mi>Q</mi>
      </mrow>
      <mrow>
        <mo fence="true" stretchy="false">(</mo>
        <mrow>
          <msqrt>
            <mfrac>
              <msub>
                <mi>E</mi>
                <mi mathvariant="italic">Sd</mi>
              </msub>
              <mrow>
                <mn>2</mn>
                <msub>
                  <mi>N</mi>
                  <mi>o</mi>
                </msub>
              </mrow>
            </mfrac>
          </msqrt>
        </mrow>
        <mo fence="true" stretchy="false">)</mo>
      </mrow>
    </mrow>
    <annotation encoding="StarMath 5.0">P_Eb = Q( 	 sqrt{{E_Sd}over{2N_o}})</annotation>
  </semantics>
</math>
</file>

<file path=Object 3/content.xml><?xml version="1.0" encoding="utf-8"?>
<math xmlns="http://www.w3.org/1998/Math/MathML" display="block">
  <semantics>
    <mrow>
      <mrow>
        <msub>
          <mi>E</mi>
          <mi mathvariant="italic">Sd</mi>
        </msub>
        <mo stretchy="false">=</mo>
        <mrow>
          <msub>
            <mi>E</mi>
            <mn>1</mn>
          </msub>
          <mo stretchy="false">+</mo>
          <msub>
            <mi>E</mi>
            <mn>0</mn>
          </msub>
          <mo stretchy="false">−</mo>
          <mn>2</mn>
        </mrow>
      </mrow>
      <mi mathvariant="normal">ℜ</mi>
      <mrow>
        <mo fence="true" stretchy="false">(</mo>
        <mrow>
          <mrow>
            <msub>
              <mi>r</mi>
              <mrow>
                <mi>s</mi>
                <mn>1</mn>
                <mi>s</mi>
                <mn>0</mn>
              </mrow>
            </msub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)</mo>
      </mrow>
    </mrow>
    <annotation encoding="StarMath 5.0">E_Sd = E_1 + E_0 - 2 Re( r_s1s0 (0))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o stretchy="false">=</mo>
      <msub>
        <mi>E</mi>
        <mn>0</mn>
      </msub>
      <mo stretchy="false">=</mo>
      <msub>
        <mi>E</mi>
        <mi>b</mi>
      </msub>
    </mrow>
    <annotation encoding="StarMath 5.0">E_1 = E_0 = E_b</annotation>
  </semantics>
</math>
</file>

<file path=Object 5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row>
              <msub>
                <mi>r</mi>
                <mrow>
                  <mi>s</mi>
                  <mn>1</mn>
                  <mi>s</mi>
                  <mn>0</mn>
                </mrow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)</mo>
        </mrow>
        <mo stretchy="false">=</mo>
        <mrow>
          <munderover>
            <mo stretchy="false">∫</mo>
            <mi mathvariant="normal">∞</mi>
            <mi mathvariant="normal">∞</mi>
          </munderover>
          <mrow>
            <msub>
              <mi>s</mi>
              <mn>1</mn>
            </msub>
            <mrow>
              <mo fence="true" stretchy="false">(</mo>
              <mrow>
                <mi>t</mi>
              </mrow>
              <mo fence="true" stretchy="false">)</mo>
            </mrow>
            <msubsup>
              <mi>s</mi>
              <mn>0</mn>
              <mtext>*</mtext>
            </msubsup>
            <mrow>
              <mo fence="true" stretchy="false">(</mo>
              <mrow>
                <mrow>
                  <mi>t</mi>
                  <mo stretchy="false">+</mo>
                  <mn>0</mn>
                </mrow>
              </mrow>
              <mo fence="true" stretchy="false">)</mo>
            </mrow>
          </mrow>
        </mrow>
      </mrow>
      <mrow>
        <mi mathvariant="italic">dt</mi>
        <mo stretchy="false">=</mo>
        <mrow>
          <munderover>
            <mo stretchy="false">∫</mo>
            <mi mathvariant="normal">∞</mi>
            <mi mathvariant="normal">∞</mi>
          </munderover>
          <mrow>
            <msub>
              <mi>s</mi>
              <mn>1</mn>
            </msub>
            <mrow>
              <mo fence="true" stretchy="false">(</mo>
              <mrow>
                <mi>t</mi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subsup>
                      <mi>s</mi>
                      <mn>1</mn>
                      <mtext>*</mtext>
                    </msubsup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  <mrow>
        <mi mathvariant="italic">dt</mi>
        <mo stretchy="false">=</mo>
        <mrow>
          <mo stretchy="false">−</mo>
          <mrow>
            <munderover>
              <mo stretchy="false">∫</mo>
              <mi mathvariant="normal">∞</mi>
              <mi mathvariant="normal">∞</mi>
            </munderover>
            <msup>
              <mrow>
                <mo fence="true" stretchy="false">|</mo>
                <mrow>
                  <mrow>
                    <msub>
                      <mi>s</mi>
                      <mn>1</mn>
                    </msub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|</mo>
              </mrow>
              <mn>2</mn>
            </msup>
          </mrow>
        </mrow>
      </mrow>
      <mrow>
        <mi mathvariant="italic">dt</mi>
        <mo stretchy="false">=</mo>
        <mrow>
          <mo stretchy="false">−</mo>
          <msub>
            <mi>E</mi>
            <mn>1</mn>
          </msub>
        </mrow>
        <mo stretchy="false">=</mo>
        <mrow>
          <mo stretchy="false">−</mo>
          <msub>
            <mi>E</mi>
            <mi>b</mi>
          </msub>
        </mrow>
      </mrow>
    </mrow>
    <annotation encoding="StarMath 5.0">Re( r_s1s0 (0)) = int from{ infinity } to{ infinity } { s_1 (t)s^{"*"}_0(t+0) } dt  = int from{ infinity } to{ infinity } { s_1 (t)(-s^{"*"}_1(t))} dt =  -int from{ infinity } to{ infinity }   lline s_1 (t) rline^2  dt = -E_1 = -E_b</annotation>
  </semantics>
</math>
</file>

<file path=Object 6/content.xml><?xml version="1.0" encoding="utf-8"?>
<math xmlns="http://www.w3.org/1998/Math/MathML" display="block">
  <semantics>
    <mrow>
      <mrow>
        <msub>
          <mi>E</mi>
          <mi mathvariant="italic">Sd</mi>
        </msub>
        <mo stretchy="false">=</mo>
        <mrow>
          <msub>
            <mi>E</mi>
            <mi>b</mi>
          </msub>
          <mo stretchy="false">+</mo>
          <msub>
            <mi>E</mi>
            <mi>b</mi>
          </msub>
          <mo stretchy="false">−</mo>
          <mn>2</mn>
        </mrow>
      </mrow>
      <mrow>
        <mrow>
          <mo fence="true" stretchy="false">(</mo>
          <mrow>
            <mrow>
              <mo stretchy="false">−</mo>
              <msub>
                <mi>E</mi>
                <mi>b</mi>
              </msub>
            </mrow>
          </mrow>
          <mo fence="true" stretchy="false">)</mo>
        </mrow>
        <mo stretchy="false">=</mo>
        <mn>4</mn>
      </mrow>
      <msub>
        <mi>E</mi>
        <mi>b</mi>
      </msub>
    </mrow>
    <annotation encoding="StarMath 5.0">E_Sd = E_b + E_b - 2 ( -E_b ) = 4E_b</annotation>
  </semantics>
</math>
</file>

<file path=Object 7/content.xml><?xml version="1.0" encoding="utf-8"?>
<math xmlns="http://www.w3.org/1998/Math/MathML" display="block">
  <semantics>
    <mrow>
      <mrow>
        <msub>
          <mi>P</mi>
          <mi mathvariant="italic">Eb</mi>
        </msub>
        <mo stretchy="false">=</mo>
        <mi>Q</mi>
      </mrow>
      <mrow>
        <mrow>
          <mo fence="true" stretchy="false">(</mo>
          <mrow>
            <msqrt>
              <mfrac>
                <mrow>
                  <mn>4</mn>
                  <msub>
                    <mi>E</mi>
                    <mi>b</mi>
                  </msub>
                </mrow>
                <mrow>
                  <mn>2</mn>
                  <msub>
                    <mi>N</mi>
                    <mi>o</mi>
                  </msub>
                </mrow>
              </mfrac>
            </msqrt>
          </mrow>
          <mo fence="true" stretchy="false">)</mo>
        </mrow>
        <mo stretchy="false">=</mo>
        <mi>Q</mi>
      </mrow>
      <mrow>
        <mo fence="true" stretchy="false">(</mo>
        <mrow>
          <msqrt>
            <mfrac>
              <mrow>
                <mn>2</mn>
                <msub>
                  <mi>E</mi>
                  <mi>b</mi>
                </msub>
              </mrow>
              <msub>
                <mi>N</mi>
                <mi>o</mi>
              </msub>
            </mfrac>
          </msqrt>
        </mrow>
        <mo fence="true" stretchy="false">)</mo>
      </mrow>
    </mrow>
    <annotation encoding="StarMath 5.0">P_Eb = Q(sqrt{{4E_b}over{2N_o}}) = Q(sqrt{{2E_b}over{N_o}})</annotation>
  </semantics>
</math>
</file>